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p text:style-name="P1"><text:a xlink:type="simple" xlink:href="#__RefHeading___Toc7047_1162495631" text:style-name="Index_20_Link" text:visited-style-name="Index_20_Link">2025-Aug-28 ConfigUpdater: Cloud/Settings [#30]<text:tab/>111</text:a></text:p>
          <text:p text:style-name="P1"><text:a xlink:type="simple" xlink:href="#__RefHeading___Toc7108_281731187" text:style-name="Index_20_Link" text:visited-style-name="Index_20_Link">2025-Sep-07 CollectionInterface: AutoCompletion<text:tab/>112</text:a></text:p>
          <text:p text:style-name="P1"><text:a xlink:type="simple" xlink:href="#__RefHeading___Toc7120_1246917592" text:style-name="Index_20_Link" text:visited-style-name="Index_20_Link">2025-Sep-08 CollectionInterface: AutoCompletion<text:tab/>112</text:a></text:p>
          <text:p text:style-name="P2"><text:a xlink:type="simple" xlink:href="#__RefHeading___Toc7144_1246917592" text:style-name="Index_20_Link" text:visited-style-name="Index_20_Link">UDL Collection Validation: autoCompletion and display-name<text:tab/>113</text:a></text:p>
          <text:p text:style-name="P2"><text:a xlink:type="simple" xlink:href="#__RefHeading___Toc7158_1246917592" text:style-name="Index_20_Link" text:visited-style-name="Index_20_Link">CollectionInterface: AC bugs<text:tab/>113</text:a></text:p>
          <text:p text:style-name="P1"><text:a xlink:type="simple" xlink:href="#__RefHeading___Toc7175_3632206178" text:style-name="Index_20_Link" text:visited-style-name="Index_20_Link">2025-Sep-09 Automatic AutoCompletion Files<text:tab/>113</text:a></text:p>
          <text:p text:style-name="P1"><text:a xlink:type="simple" xlink:href="#__RefHeading___Toc7203_2688404170" text:style-name="Index_20_Link" text:visited-style-name="Index_20_Link">2025-Sep-10 UDL Collection AutoCompletion<text:tab/>114</text:a></text:p>
          <text:p text:style-name="P1"><text:a xlink:type="simple" xlink:href="#__RefHeading___Toc7281_1032334103" text:style-name="Index_20_Link" text:visited-style-name="Index_20_Link">2025-Sep-18 ConfigUpdater Release v2.2.2<text:tab/>116</text:a></text:p>
          <text:p text:style-name="P2"><text:a xlink:type="simple" xlink:href="#__RefHeading___Toc7316_1032334103" text:style-name="Index_20_Link" text:visited-style-name="Index_20_Link">CollectionInterface<text:tab/>116</text:a></text:p>
          <text:p text:style-name="P2"><text:a xlink:type="simple" xlink:href="#__RefHeading___Toc7318_1032334103" text:style-name="Index_20_Link" text:visited-style-name="Index_20_Link">CollectionInterface: overrideMap<text:tab/>11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53898019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2308294557492"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08336541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2307492377320" text:continue-list="list152308294557492"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08336541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2307380613972" text:continue-list="list152307492377320"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52306571366625"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52306604250173"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52307251934286"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52307251934286"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18T15:23:05.928390500</dc:date>
    <meta:editing-duration>P16DT7H23M4S</meta:editing-duration>
    <meta:editing-cycles>741</meta:editing-cycles>
    <meta:generator>LibreOffice/25.2.5.2$Windows_X86_64 LibreOffice_project/03d19516eb2e1dd5d4ccd751a0d6f35f35e08022</meta:generator>
    <meta:document-statistic meta:table-count="6" meta:image-count="7" meta:object-count="0" meta:page-count="117" meta:paragraph-count="1787" meta:word-count="40499" meta:character-count="254870" meta:non-whitespace-character-count="21212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